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5adc" officeooo:paragraph-rsid="00045adc"/>
    </style:style>
    <style:style style:name="P2" style:family="paragraph" style:parent-style-name="Standard">
      <style:text-properties officeooo:rsid="00048c10" officeooo:paragraph-rsid="00048c10"/>
    </style:style>
    <style:style style:name="P3" style:family="paragraph" style:parent-style-name="Standard">
      <style:text-properties officeooo:rsid="00048c10" officeooo:paragraph-rsid="00048c10"/>
    </style:style>
    <style:style style:name="T1" style:family="text">
      <style:text-properties officeooo:rsid="00048c10"/>
    </style:style>
    <style:style style:name="T2" style:family="text">
      <style:text-properties officeooo:rsid="0004a6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Riner Independent Researcher: Chesapeake VA</text:p>
      <text:p text:style-name="P1"/>
      <text:p text:style-name="P1">Dear Editor,</text:p>
      <text:p text:style-name="P1"/>
      <text:p text:style-name="P1">Wavelength-Division Ternary Logic: Bypassing the Radix Economy Penalty in Optical Computing is a novel approach to the design architecture incorporating a Sum-Frequency Generator (SFG) non linear mixer to generate the ternary solution. Beginning with three distinct light frequencies, the resonators will select two of the three light waves. They will converge using a Y-junction to a SFG mixer that will generate a completely new wavelength of light as the answer to the logic. <text:span text:style-name="T2">Logic is entirely passive and the answer given at the speed of light. </text:span></text:p>
      <text:p text:style-name="P1"/>
      <text:p text:style-name="P1">Current efforts utilize measuring phases, intensities and other aspects of light. <text:span text:style-name="T1">In contrast, the author’s approach</text:span> simplifies the process, <text:span text:style-name="T1">and uses</text:span> existing hardware from those binary photonic systems, <text:span text:style-name="T1">by</text:span> selecting different light frequencies for mixing. The result is a distinguishing and reliable <text:span text:style-name="T2">new light </text:span>wave for the detector. <text:span text:style-name="T1">In addition, a balanced ternary system can hold 58% more data, and it can subtract by utilizing -1, unlike binary systems. </text:span></text:p>
      <text:p text:style-name="P1"/>
      <text:p text:style-name="P2">The photonic logic gates were simulated using the Finite-Difference Time-Domain (FDTD) method via the open-source software package Meep (v1.25.0) and produced results further proving the “distinguishing and reliable” claim in paragraph 2 of this cover letter.</text:p>
      <text:p text:style-name="P2"/>
      <text:p text:style-name="P2">AI Gemini-3-Pro assisted the author by generating the python code to run the simulations, and helped formatting the document in accordance with IEEE regulations. <text:span text:style-name="T2">The novel architecture, use of existing components, incorporating a SFG, and using ternary instead of binary were decisions made by the author. </text:span></text:p>
      <text:p text:style-name="P2"/>
      <text:p text:style-name="P2"/>
      <text:p text:style-name="P2">Very Respectfully,</text:p>
      <text:p text:style-name="P2">Christopher Riner Independent Researcher: Chesapeake VA</text:p>
      <text:p text:style-name="P2"><text:a xlink:type="simple" xlink:href="mailto:chrisriner45@gmail.com" text:style-name="Internet_20_link" text:visited-style-name="Visited_20_Internet_20_Link">chrisriner45@gmail.co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16:44:53.359922111</meta:creation-date>
    <dc:date>2026-01-30T21:53:02.331299099</dc:date>
    <meta:editing-duration>PT7M58S</meta:editing-duration>
    <meta:editing-cycles>2</meta:editing-cycles>
    <meta:generator>LibreOffice/24.2.7.2$Linux_X86_64 LibreOffice_project/420$Build-2</meta:generator>
    <meta:document-statistic meta:table-count="0" meta:image-count="0" meta:object-count="0" meta:page-count="1" meta:paragraph-count="9" meta:word-count="254" meta:character-count="1734" meta:non-whitespace-character-count="1485"/>
  </office:meta>
</office:document-meta>
</file>